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o1" style:family="table-column">
      <style:table-column-properties fo:break-before="auto" style:column-width="1.08479166666667cm" style:use-optimal-column-width="true"/>
    </style:style>
    <style:style style:name="co2" style:family="table-column">
      <style:table-column-properties fo:break-before="auto" style:column-width="1.984375cm" style:use-optimal-column-width="true"/>
    </style:style>
    <style:style style:name="co3" style:family="table-column">
      <style:table-column-properties fo:break-before="auto" style:column-width="9.763125cm" style:use-optimal-column-width="true"/>
    </style:style>
    <style:style style:name="co4" style:family="table-column">
      <style:table-column-properties fo:break-before="auto" style:column-width="2.09020833333333cm" style:use-optimal-column-width="true"/>
    </style:style>
    <style:style style:name="co5" style:family="table-column">
      <style:table-column-properties fo:break-before="auto" style:column-width="2.24895833333333cm" style:use-optimal-column-width="true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4.525625cm" style:use-optimal-column-width="true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_i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1">
            <text:p>show_fk</text:p>
          </table:table-cell>
          <table:table-cell office:value-type="string" table:style-name="ce1">
            <text:p>dt</text:p>
          </table:table-cell>
          <table:table-cell office:value-type="string" table:style-name="ce1">
            <text:p>people</text:p>
          </table:table-cell>
          <table:table-cell office:value-type="string" table:style-name="ce1">
            <text:p>media_type</text:p>
          </table:table-cell>
          <table:table-cell office:value-type="string" table:style-name="ce1">
            <text:p>media_code</text:p>
          </table:table-cell>
          <table:table-cell office:value-type="string" table:style-name="ce1">
            <text:p>media_url</text:p>
          </table:table-cell>
          <table:table-cell office:value-type="string" table:style-name="ce1">
            <text:p>media_title</text:p>
          </table:table-cell>
          <table:table-cell office:value-type="string" table:style-name="ce1">
            <text:p>media_desc</text:p>
          </table:table-cell>
          <table:table-cell table:number-columns-repeated="16376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12-11T00:00:00" table:style-name="ce2">
            <text:p>12/11/2014</text:p>
          </table:table-cell>
          <table:table-cell office:value-type="string" table:style-name="ce1">
            <text:p>Shantanu Starick</text:p>
          </table:table-cell>
          <table:table-cell office:value-type="string" table:style-name="ce1">
            <text:p>vimeo</text:p>
          </table:table-cell>
          <table:table-cell office:value-type="float" office:value="112712949" table:style-name="ce1">
            <text:p>112712949</text:p>
          </table:table-cell>
          <table:table-cell table:style-name="ce1"/>
          <table:table-cell office:value-type="string" table:style-name="ce1">
            <text:p>Shantanu Starick: How I Went Two Years Without Spending Any Money - 99u</text:p>
          </table:table-cell>
          <table:table-cell table:number-columns-repeated="16377" table:style-name="ce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11-28T00:00:00" table:style-name="ce2">
            <text:p>11/28/2014</text:p>
          </table:table-cell>
          <table:table-cell office:value-type="string" table:style-name="ce1">
            <text:p>Joanne Wilson</text:p>
          </table:table-cell>
          <table:table-cell office:value-type="string" table:style-name="ce1">
            <text:p>vimeo</text:p>
          </table:table-cell>
          <table:table-cell office:value-type="float" office:value="110585784" table:style-name="ce1">
            <text:p>110585784</text:p>
          </table:table-cell>
          <table:table-cell table:style-name="ce1"/>
          <table:table-cell office:value-type="string" table:style-name="ce1">
            <text:p>Joanne Wilson: The Magic of Dreaming Big - 99u</text:p>
          </table:table-cell>
          <table:table-cell table:number-columns-repeated="16377" table:style-name="ce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11-14T00:00:00" table:style-name="ce2">
            <text:p>11/14/2014</text:p>
          </table:table-cell>
          <table:table-cell office:value-type="string" table:style-name="ce1">
            <text:p>Seth Godin</text:p>
          </table:table-cell>
          <table:table-cell office:value-type="string" table:style-name="ce1">
            <text:p>vimeo</text:p>
          </table:table-cell>
          <table:table-cell office:value-type="float" office:value="111658420" table:style-name="ce1">
            <text:p>111658420</text:p>
          </table:table-cell>
          <table:table-cell table:style-name="ce1"/>
          <table:table-cell office:value-type="string" table:style-name="ce1">
            <text:p>Seth Godin: Keep Making a Ruckus - 99u</text:p>
          </table:table-cell>
          <table:table-cell table:number-columns-repeated="16377" table:style-name="ce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11-07T00:00:00" table:style-name="ce2">
            <text:p>11/7/2014</text:p>
          </table:table-cell>
          <table:table-cell office:value-type="string" table:style-name="ce1">
            <text:p>Hank Willis Thomas</text:p>
          </table:table-cell>
          <table:table-cell office:value-type="string" table:style-name="ce1">
            <text:p>vimeo</text:p>
          </table:table-cell>
          <table:table-cell office:value-type="float" office:value="110585783" table:style-name="ce1">
            <text:p>110585783</text:p>
          </table:table-cell>
          <table:table-cell table:style-name="ce1"/>
          <table:table-cell office:value-type="string" table:style-name="ce1">
            <text:p>Hank Willis Thomas: Artists Should Work in Society’s Subconscious - 99u</text:p>
          </table:table-cell>
          <table:table-cell table:number-columns-repeated="16377" table:style-name="ce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10-31T00:00:00" table:style-name="ce2">
            <text:p>10/31/2014</text:p>
          </table:table-cell>
          <table:table-cell office:value-type="string" table:style-name="ce1">
            <text:p>Andy Didorosi</text:p>
          </table:table-cell>
          <table:table-cell office:value-type="string" table:style-name="ce1">
            <text:p>vimeo</text:p>
          </table:table-cell>
          <table:table-cell office:value-type="float" office:value="110583590" table:style-name="ce1">
            <text:p>110583590</text:p>
          </table:table-cell>
          <table:table-cell table:style-name="ce1"/>
          <table:table-cell office:value-type="string" table:style-name="ce1">
            <text:p>Andy Didorosi: What Detroit Taught Me about Getting Things Done - 99u</text:p>
          </table:table-cell>
          <table:table-cell table:number-columns-repeated="16377" table:style-name="ce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10-14T00:00:00" table:style-name="ce2">
            <text:p>10/14/2014</text:p>
          </table:table-cell>
          <table:table-cell office:value-type="string" table:style-name="ce1">
            <text:p>Oliver Burkeman</text:p>
          </table:table-cell>
          <table:table-cell office:value-type="string" table:style-name="ce1">
            <text:p>vimeo</text:p>
          </table:table-cell>
          <table:table-cell office:value-type="float" office:value="101751706" table:style-name="ce1">
            <text:p>101751706</text:p>
          </table:table-cell>
          <table:table-cell table:style-name="ce1"/>
          <table:table-cell office:value-type="string" table:style-name="ce1">
            <text:p>Oliver Burkeman: The Negative Path to Happiness and Success - 99u</text:p>
          </table:table-cell>
          <table:table-cell table:number-columns-repeated="16377" table:style-name="ce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10-03T00:00:00" table:style-name="ce2">
            <text:p>10/3/2014</text:p>
          </table:table-cell>
          <table:table-cell office:value-type="string" table:style-name="ce1">
            <text:p>Aaron Dignan</text:p>
          </table:table-cell>
          <table:table-cell office:value-type="string" table:style-name="ce1">
            <text:p>vimeo</text:p>
          </table:table-cell>
          <table:table-cell office:value-type="float" office:value="101751707" table:style-name="ce1">
            <text:p>101751707</text:p>
          </table:table-cell>
          <table:table-cell table:style-name="ce1"/>
          <table:table-cell office:value-type="string" table:style-name="ce1">
            <text:p>Aaron Dignan: How to Think like a Startup - 99u</text:p>
          </table:table-cell>
          <table:table-cell table:number-columns-repeated="16377" table:style-name="ce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9-26T00:00:00" table:style-name="ce2">
            <text:p>9/26/2014</text:p>
          </table:table-cell>
          <table:table-cell office:value-type="string" table:style-name="ce1">
            <text:p>Susan Gregg Koger</text:p>
          </table:table-cell>
          <table:table-cell office:value-type="string" table:style-name="ce1">
            <text:p>vimeo</text:p>
          </table:table-cell>
          <table:table-cell office:value-type="float" office:value="103460716" table:style-name="ce1">
            <text:p>103460716</text:p>
          </table:table-cell>
          <table:table-cell table:style-name="ce1"/>
          <table:table-cell office:value-type="string" table:style-name="ce1">
            <text:p>Susan Gregg Koger: Being a Rookie Is an Asset - 99u</text:p>
          </table:table-cell>
          <table:table-cell table:number-columns-repeated="16377" table:style-name="ce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9-19T00:00:00" table:style-name="ce2">
            <text:p>9/19/2014</text:p>
          </table:table-cell>
          <table:table-cell office:value-type="string" table:style-name="ce1">
            <text:p>Jason Fried|Scott Heiferman</text:p>
          </table:table-cell>
          <table:table-cell office:value-type="string" table:style-name="ce1">
            <text:p>vimeo</text:p>
          </table:table-cell>
          <table:table-cell office:value-type="float" office:value="103460648" table:style-name="ce1">
            <text:p>103460648</text:p>
          </table:table-cell>
          <table:table-cell table:style-name="ce1"/>
          <table:table-cell office:value-type="string" table:style-name="ce1">
            <text:p>Jason Fried &amp; Scott Heiferman: Building Businesses That Last - 99u</text:p>
          </table:table-cell>
          <table:table-cell table:number-columns-repeated="16377" table:style-name="ce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8-22T00:00:00" table:style-name="ce2">
            <text:p>8/22/2014</text:p>
          </table:table-cell>
          <table:table-cell office:value-type="string" table:style-name="ce1">
            <text:p>Robert Brunner</text:p>
          </table:table-cell>
          <table:table-cell office:value-type="string" table:style-name="ce1">
            <text:p>vimeo</text:p>
          </table:table-cell>
          <table:table-cell office:value-type="float" office:value="104009337" table:style-name="ce1">
            <text:p>104009337</text:p>
          </table:table-cell>
          <table:table-cell table:style-name="ce1"/>
          <table:table-cell office:value-type="string" table:style-name="ce1">
            <text:p>Robert Brunner: What All Great Design Companies Know - 99u</text:p>
          </table:table-cell>
          <table:table-cell table:number-columns-repeated="16377" table:style-name="ce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8-08T00:00:00" table:style-name="ce2">
            <text:p>8/8/2014</text:p>
          </table:table-cell>
          <table:table-cell office:value-type="string" table:style-name="ce1">
            <text:p>Mark Ecko</text:p>
          </table:table-cell>
          <table:table-cell office:value-type="string" table:style-name="ce1">
            <text:p>vimeo</text:p>
          </table:table-cell>
          <table:table-cell office:value-type="float" office:value="102864535" table:style-name="ce1">
            <text:p>102864535</text:p>
          </table:table-cell>
          <table:table-cell table:style-name="ce1"/>
          <table:table-cell office:value-type="string" table:style-name="ce1">
            <text:p>Mark Ecko: Embrace the Mess - 99u</text:p>
          </table:table-cell>
          <table:table-cell table:number-columns-repeated="16377" table:style-name="ce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8-01T00:00:00" table:style-name="ce2">
            <text:p>8/1/2014</text:p>
          </table:table-cell>
          <table:table-cell office:value-type="string" table:style-name="ce1">
            <text:p>Joshua Klein</text:p>
          </table:table-cell>
          <table:table-cell office:value-type="string" table:style-name="ce1">
            <text:p>vimeo</text:p>
          </table:table-cell>
          <table:table-cell office:value-type="float" office:value="101750865" table:style-name="ce1">
            <text:p>101750865</text:p>
          </table:table-cell>
          <table:table-cell table:style-name="ce1"/>
          <table:table-cell office:value-type="string" table:style-name="ce1">
            <text:p>Joshua Klein: Invest in Your Network &amp; Your Network Will Invest in You - 99u</text:p>
          </table:table-cell>
          <table:table-cell table:number-columns-repeated="16377" table:style-name="ce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7-18T00:00:00" table:style-name="ce2">
            <text:p>7/18/2014</text:p>
          </table:table-cell>
          <table:table-cell office:value-type="string" table:style-name="ce1">
            <text:p>Wendy MacNaughton</text:p>
          </table:table-cell>
          <table:table-cell office:value-type="string" table:style-name="ce1">
            <text:p>vimeo</text:p>
          </table:table-cell>
          <table:table-cell office:value-type="float" office:value="101033415" table:style-name="ce1">
            <text:p>101033415</text:p>
          </table:table-cell>
          <table:table-cell table:style-name="ce1"/>
          <table:table-cell office:value-type="string" table:style-name="ce1">
            <text:p>Wendy MacNaughton: Listen to Strangers - 99u</text:p>
          </table:table-cell>
          <table:table-cell table:number-columns-repeated="16377" table:style-name="ce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7-10T00:00:00" table:style-name="ce2">
            <text:p>7/10/2014</text:p>
          </table:table-cell>
          <table:table-cell office:value-type="string" table:style-name="ce1">
            <text:p>John Maeda</text:p>
          </table:table-cell>
          <table:table-cell office:value-type="string" table:style-name="ce1">
            <text:p>vimeo</text:p>
          </table:table-cell>
          <table:table-cell office:value-type="float" office:value="100229100" table:style-name="ce1">
            <text:p>100229100</text:p>
          </table:table-cell>
          <table:table-cell table:style-name="ce1"/>
          <table:table-cell office:value-type="string" table:style-name="ce1">
            <text:p>John Maeda: Fall in Love with Technology through Great Design - 99u</text:p>
          </table:table-cell>
          <table:table-cell table:number-columns-repeated="16377" table:style-name="ce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7-03T00:00:00" table:style-name="ce2">
            <text:p>7/3/2014</text:p>
          </table:table-cell>
          <table:table-cell office:value-type="string" table:style-name="ce1">
            <text:p>Tony Schwartz</text:p>
          </table:table-cell>
          <table:table-cell office:value-type="string" table:style-name="ce1">
            <text:p>vimeo</text:p>
          </table:table-cell>
          <table:table-cell office:value-type="float" office:value="99360138" table:style-name="ce1">
            <text:p>99360138</text:p>
          </table:table-cell>
          <table:table-cell table:style-name="ce1"/>
          <table:table-cell office:value-type="string" table:style-name="ce1">
            <text:p>Tony Schwartz: To Solve Big Problems, Change Your Process - 99u</text:p>
          </table:table-cell>
          <table:table-cell table:number-columns-repeated="16377" table:style-name="ce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6-26T00:00:00" table:style-name="ce2">
            <text:p>6/26/2014</text:p>
          </table:table-cell>
          <table:table-cell office:value-type="string" table:style-name="ce1">
            <text:p>Tina Roth Eisenberg</text:p>
          </table:table-cell>
          <table:table-cell office:value-type="string" table:style-name="ce1">
            <text:p>vimeo</text:p>
          </table:table-cell>
          <table:table-cell office:value-type="float" office:value="99242101" table:style-name="ce1">
            <text:p>99242101</text:p>
          </table:table-cell>
          <table:table-cell table:style-name="ce1"/>
          <table:table-cell office:value-type="string" table:style-name="ce1">
            <text:p>Tina Roth Eisenberg: Don’t Complain, Create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6-18T00:00:00" table:style-name="ce2">
            <text:p>6/18/2014</text:p>
          </table:table-cell>
          <table:table-cell office:value-type="string" table:style-name="ce1">
            <text:p>Ben Shaffer</text:p>
          </table:table-cell>
          <table:table-cell office:value-type="string" table:style-name="ce1">
            <text:p>vimeo</text:p>
          </table:table-cell>
          <table:table-cell office:value-type="float" office:value="98550935" table:style-name="ce1">
            <text:p>98550935</text:p>
          </table:table-cell>
          <table:table-cell table:style-name="ce1"/>
          <table:table-cell office:value-type="string" table:style-name="ce1">
            <text:p>Ben Shaffer: Innovation Means Building a Safe Space for Failure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6-13T00:00:00" table:style-name="ce2">
            <text:p>6/13/2014</text:p>
          </table:table-cell>
          <table:table-cell office:value-type="string" table:style-name="ce1">
            <text:p>Sarah Lewis</text:p>
          </table:table-cell>
          <table:table-cell office:value-type="string" table:style-name="ce1">
            <text:p>vimeo</text:p>
          </table:table-cell>
          <table:table-cell office:value-type="float" office:value="98084209" table:style-name="ce1">
            <text:p>98084209</text:p>
          </table:table-cell>
          <table:table-cell table:style-name="ce1"/>
          <table:table-cell office:value-type="string" table:style-name="ce1">
            <text:p>Sarah Lewis: Find Your Private Domain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6-02T00:00:00" table:style-name="ce2">
            <text:p>6/2/2014</text:p>
          </table:table-cell>
          <table:table-cell office:value-type="string" table:style-name="ce1">
            <text:p>Krista Donaldson</text:p>
          </table:table-cell>
          <table:table-cell office:value-type="string" table:style-name="ce1">
            <text:p>vimeo</text:p>
          </table:table-cell>
          <table:table-cell office:value-type="float" office:value="95985671" table:style-name="ce1">
            <text:p>95985671</text:p>
          </table:table-cell>
          <table:table-cell table:style-name="ce1"/>
          <table:table-cell office:value-type="string" table:style-name="ce1">
            <text:p>Krista Donaldson: Designing Products That Change the World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5-28T00:00:00" table:style-name="ce2">
            <text:p>5/28/2014</text:p>
          </table:table-cell>
          <table:table-cell office:value-type="string" table:style-name="ce1">
            <text:p>Jeff Sheng</text:p>
          </table:table-cell>
          <table:table-cell office:value-type="string" table:style-name="ce1">
            <text:p>vimeo</text:p>
          </table:table-cell>
          <table:table-cell office:value-type="float" office:value="95775472" table:style-name="ce1">
            <text:p>95775472</text:p>
          </table:table-cell>
          <table:table-cell table:style-name="ce1"/>
          <table:table-cell office:value-type="string" table:style-name="ce1">
            <text:p>Jeff Sheng: Don’t Ask, Don’t Tell &amp; Creativity’s Role in Driving Social Change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5-21T00:00:00" table:style-name="ce2">
            <text:p>5/21/2014</text:p>
          </table:table-cell>
          <table:table-cell office:value-type="string" table:style-name="ce1">
            <text:p>James Victore|Ben Barry</text:p>
          </table:table-cell>
          <table:table-cell office:value-type="string" table:style-name="ce1">
            <text:p>vimeo</text:p>
          </table:table-cell>
          <table:table-cell office:value-type="float" office:value="92333973" table:style-name="ce1">
            <text:p>92333973</text:p>
          </table:table-cell>
          <table:table-cell table:style-name="ce1"/>
          <table:table-cell office:value-type="string" table:style-name="ce1">
            <text:p>James Victore and Ben Barry: How to Build Your Own Career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4-25T00:00:00" table:style-name="ce2">
            <text:p>4/25/2014</text:p>
          </table:table-cell>
          <table:table-cell office:value-type="string" table:style-name="ce1">
            <text:p>Scott Belsky</text:p>
          </table:table-cell>
          <table:table-cell office:value-type="string" table:style-name="ce1">
            <text:p>vimeo</text:p>
          </table:table-cell>
          <table:table-cell office:value-type="float" office:value="92560627" table:style-name="ce1">
            <text:p>92560627</text:p>
          </table:table-cell>
          <table:table-cell table:style-name="ce1"/>
          <table:table-cell office:value-type="string" table:style-name="ce1">
            <text:p>Scott Belsky: What Are You Willing to Be Bad At?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4-18T00:00:00" table:style-name="ce2">
            <text:p>4/18/2014</text:p>
          </table:table-cell>
          <table:table-cell office:value-type="string" table:style-name="ce1">
            <text:p>Neil Blumenthal</text:p>
          </table:table-cell>
          <table:table-cell office:value-type="string" table:style-name="ce1">
            <text:p>vimeo</text:p>
          </table:table-cell>
          <table:table-cell office:value-type="float" office:value="92335730" table:style-name="ce1">
            <text:p>92335730</text:p>
          </table:table-cell>
          <table:table-cell table:style-name="ce1"/>
          <table:table-cell office:value-type="string" table:style-name="ce1">
            <text:p>Neil Blumenthal: 3 Lessons Learned From Building Warby Parker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4-11T00:00:00" table:style-name="ce2">
            <text:p>4/11/2014</text:p>
          </table:table-cell>
          <table:table-cell office:value-type="string" table:style-name="ce1">
            <text:p>Michael Wolff</text:p>
          </table:table-cell>
          <table:table-cell office:value-type="string" table:style-name="ce1">
            <text:p>vimeo</text:p>
          </table:table-cell>
          <table:table-cell office:value-type="float" office:value="91667183" table:style-name="ce1">
            <text:p>91667183</text:p>
          </table:table-cell>
          <table:table-cell table:style-name="ce1"/>
          <table:table-cell office:value-type="string" table:style-name="ce1">
            <text:p>Michael Wolff: Never Stop Asking “Why?”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4-04T00:00:00" table:style-name="ce2">
            <text:p>4/4/2014</text:p>
          </table:table-cell>
          <table:table-cell office:value-type="string" table:style-name="ce1">
            <text:p>Kathryn Minshew</text:p>
          </table:table-cell>
          <table:table-cell office:value-type="string" table:style-name="ce1">
            <text:p>vimeo</text:p>
          </table:table-cell>
          <table:table-cell office:value-type="float" office:value="90762713" table:style-name="ce1">
            <text:p>90762713</text:p>
          </table:table-cell>
          <table:table-cell table:style-name="ce1"/>
          <table:table-cell office:value-type="string" table:style-name="ce1">
            <text:p>Kathryn Minshew: 7 Classic Startup Founder Mistakes (And How to Avoid Them)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3-28T00:00:00" table:style-name="ce2">
            <text:p>3/28/2014</text:p>
          </table:table-cell>
          <table:table-cell office:value-type="string" table:style-name="ce1">
            <text:p>Alexis Ohanian</text:p>
          </table:table-cell>
          <table:table-cell office:value-type="string" table:style-name="ce1">
            <text:p>vimeo</text:p>
          </table:table-cell>
          <table:table-cell office:value-type="float" office:value="90244076" table:style-name="ce1">
            <text:p>90244076</text:p>
          </table:table-cell>
          <table:table-cell table:style-name="ce1"/>
          <table:table-cell office:value-type="string" table:style-name="ce1">
            <text:p>Alexis Ohanian: Sucking is the First Step to Being Sorta Good at Something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3-20T00:00:00" table:style-name="ce2">
            <text:p>3/20/2014</text:p>
          </table:table-cell>
          <table:table-cell office:value-type="string" table:style-name="ce1">
            <text:p>Ramit Sethi</text:p>
          </table:table-cell>
          <table:table-cell office:value-type="string" table:style-name="ce1">
            <text:p>vimeo</text:p>
          </table:table-cell>
          <table:table-cell office:value-type="float" office:value="86126020" table:style-name="ce1">
            <text:p>86126020</text:p>
          </table:table-cell>
          <table:table-cell table:style-name="ce1"/>
          <table:table-cell office:value-type="string" table:style-name="ce1">
            <text:p>Ramit Sethi: How to Charge What You’re Worth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3-14T00:00:00" table:style-name="ce2">
            <text:p>3/14/2014</text:p>
          </table:table-cell>
          <table:table-cell office:value-type="string" table:style-name="ce1">
            <text:p>Allison Johnson</text:p>
          </table:table-cell>
          <table:table-cell office:value-type="string" table:style-name="ce1">
            <text:p>vimeo</text:p>
          </table:table-cell>
          <table:table-cell office:value-type="float" office:value="88907392" table:style-name="ce1">
            <text:p>88907392</text:p>
          </table:table-cell>
          <table:table-cell table:style-name="ce1"/>
          <table:table-cell office:value-type="string" table:style-name="ce1">
            <text:p>Allison Johnson: We Have Enough Companies Like Apple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3-06T00:00:00" table:style-name="ce2">
            <text:p>3/6/2014</text:p>
          </table:table-cell>
          <table:table-cell office:value-type="string" table:style-name="ce1">
            <text:p>Aaron Dignan</text:p>
          </table:table-cell>
          <table:table-cell office:value-type="string" table:style-name="ce1">
            <text:p>vimeo</text:p>
          </table:table-cell>
          <table:table-cell office:value-type="float" office:value="88296842" table:style-name="ce1">
            <text:p>88296842</text:p>
          </table:table-cell>
          <table:table-cell table:style-name="ce1"/>
          <table:table-cell office:value-type="string" table:style-name="ce1">
            <text:p>Aaron Dignan: Digital Isn’t Software, It’s a Mindset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2-27T00:00:00" table:style-name="ce2">
            <text:p>2/27/2014</text:p>
          </table:table-cell>
          <table:table-cell office:value-type="string" table:style-name="ce1">
            <text:p>Nikhil Arora</text:p>
          </table:table-cell>
          <table:table-cell office:value-type="string" table:style-name="ce1">
            <text:p>vimeo</text:p>
          </table:table-cell>
          <table:table-cell office:value-type="float" office:value="87687664" table:style-name="ce1">
            <text:p>87687664</text:p>
          </table:table-cell>
          <table:table-cell table:style-name="ce1"/>
          <table:table-cell office:value-type="string" table:style-name="ce1">
            <text:p>Nikhil Arora: Transparent Is the New Clever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2-21T00:00:00" table:style-name="ce2">
            <text:p>2/21/2014</text:p>
          </table:table-cell>
          <table:table-cell office:value-type="string" table:style-name="ce1">
            <text:p>Jonathan Perelman</text:p>
          </table:table-cell>
          <table:table-cell office:value-type="string" table:style-name="ce1">
            <text:p>vimeo</text:p>
          </table:table-cell>
          <table:table-cell office:value-type="float" office:value="87193418" table:style-name="ce1">
            <text:p>87193418</text:p>
          </table:table-cell>
          <table:table-cell table:style-name="ce1"/>
          <table:table-cell office:value-type="string" table:style-name="ce1">
            <text:p>Jonathan Perelman: Content Is King, But Distribution Is Queen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2-13T00:00:00" table:style-name="ce2">
            <text:p>2/13/2014</text:p>
          </table:table-cell>
          <table:table-cell office:value-type="string" table:style-name="ce1">
            <text:p>Heidi Grant Halvorson</text:p>
          </table:table-cell>
          <table:table-cell office:value-type="string" table:style-name="ce1">
            <text:p>vimeo</text:p>
          </table:table-cell>
          <table:table-cell office:value-type="float" office:value="86610705" table:style-name="ce1">
            <text:p>86610705</text:p>
          </table:table-cell>
          <table:table-cell table:style-name="ce1"/>
          <table:table-cell office:value-type="string" table:style-name="ce1">
            <text:p>Heidi Grant Halvorson: The Incredible Benefits of a “Get Better” Mindset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2-05T00:00:00" table:style-name="ce2">
            <text:p>2/5/2014</text:p>
          </table:table-cell>
          <table:table-cell office:value-type="string" table:style-name="ce1">
            <text:p>Cal Newport</text:p>
          </table:table-cell>
          <table:table-cell office:value-type="string" table:style-name="ce1">
            <text:p>vimeo</text:p>
          </table:table-cell>
          <table:table-cell office:value-type="float" office:value="85927282" table:style-name="ce1">
            <text:p>85927282</text:p>
          </table:table-cell>
          <table:table-cell table:style-name="ce1"/>
          <table:table-cell office:value-type="string" table:style-name="ce1">
            <text:p>Cal Newport: “Follow Your Passion” Is Bad Advice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1-30T00:00:00" table:style-name="ce2">
            <text:p>1/30/2014</text:p>
          </table:table-cell>
          <table:table-cell office:value-type="string" table:style-name="ce1">
            <text:p>Gary Vaynerchuk</text:p>
          </table:table-cell>
          <table:table-cell office:value-type="string" table:style-name="ce1">
            <text:p>vimeo</text:p>
          </table:table-cell>
          <table:table-cell office:value-type="float" office:value="85285112" table:style-name="ce1">
            <text:p>85285112</text:p>
          </table:table-cell>
          <table:table-cell table:style-name="ce1"/>
          <table:table-cell office:value-type="string" table:style-name="ce1">
            <text:p>Gary Vaynerchuk: Stop Storytelling Like It’s 2007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1-17T00:00:00" table:style-name="ce2">
            <text:p>1/17/2014</text:p>
          </table:table-cell>
          <table:table-cell office:value-type="string" table:style-name="ce1">
            <text:p>Gretchen Rubin</text:p>
          </table:table-cell>
          <table:table-cell office:value-type="string" table:style-name="ce1">
            <text:p>vimeo</text:p>
          </table:table-cell>
          <table:table-cell office:value-type="float" office:value="84142413" table:style-name="ce1">
            <text:p>84142413</text:p>
          </table:table-cell>
          <table:table-cell table:style-name="ce1"/>
          <table:table-cell office:value-type="string" table:style-name="ce1">
            <text:p>Gretchen Rubin: The 4 Ways to Successfully Adopt New Habits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1-08T00:00:00" table:style-name="ce2">
            <text:p>1/8/2014</text:p>
          </table:table-cell>
          <table:table-cell office:value-type="string" table:style-name="ce1">
            <text:p>Heather Payne</text:p>
          </table:table-cell>
          <table:table-cell office:value-type="string" table:style-name="ce1">
            <text:p>vimeo</text:p>
          </table:table-cell>
          <table:table-cell office:value-type="float" office:value="83682467" table:style-name="ce1">
            <text:p>83682467</text:p>
          </table:table-cell>
          <table:table-cell table:style-name="ce1"/>
          <table:table-cell office:value-type="string" table:style-name="ce1">
            <text:p>Heather Payne: How to Turn Your Side Project Into a Full-Time Gig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3-12-18T00:00:00" table:style-name="ce2">
            <text:p>12/18/2013</text:p>
          </table:table-cell>
          <table:table-cell office:value-type="string" table:style-name="ce1">
            <text:p>Tina Seelig</text:p>
          </table:table-cell>
          <table:table-cell office:value-type="string" table:style-name="ce1">
            <text:p>vimeo</text:p>
          </table:table-cell>
          <table:table-cell office:value-type="float" office:value="81732966" table:style-name="ce1">
            <text:p>81732966</text:p>
          </table:table-cell>
          <table:table-cell table:style-name="ce1"/>
          <table:table-cell office:value-type="string" table:style-name="ce1">
            <text:p>Tina Seelig: The 6 Characteristics of Truly Creative People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3-12-05T00:00:00" table:style-name="ce2">
            <text:p>12/5/2013</text:p>
          </table:table-cell>
          <table:table-cell office:value-type="string" table:style-name="ce1">
            <text:p>Josh Reich</text:p>
          </table:table-cell>
          <table:table-cell office:value-type="string" table:style-name="ce1">
            <text:p>vimeo</text:p>
          </table:table-cell>
          <table:table-cell office:value-type="float" office:value="79498944" table:style-name="ce1">
            <text:p>79498944</text:p>
          </table:table-cell>
          <table:table-cell table:style-name="ce1"/>
          <table:table-cell office:value-type="string" table:style-name="ce1">
            <text:p>Josh Reich: People Say They Need Complexity, But What They Want Is Simplicity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3-11-21T00:00:00" table:style-name="ce2">
            <text:p>11/21/2013</text:p>
          </table:table-cell>
          <table:table-cell office:value-type="string" table:style-name="ce1">
            <text:p>Simon Sinek</text:p>
          </table:table-cell>
          <table:table-cell office:value-type="string" table:style-name="ce1">
            <text:p>vimeo</text:p>
          </table:table-cell>
          <table:table-cell office:value-type="float" office:value="79899786" table:style-name="ce1">
            <text:p>79899786</text:p>
          </table:table-cell>
          <table:table-cell table:style-name="ce1"/>
          <table:table-cell office:value-type="string" table:style-name="ce1">
            <text:p>Simon Sinek: Why Leaders Eat Last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3-11-11T00:00:00" table:style-name="ce2">
            <text:p>11/11/2013</text:p>
          </table:table-cell>
          <table:table-cell office:value-type="string" table:style-name="ce1">
            <text:p>Brené Brown</text:p>
          </table:table-cell>
          <table:table-cell office:value-type="string" table:style-name="ce1">
            <text:p>vimeo</text:p>
          </table:table-cell>
          <table:table-cell office:value-type="float" office:value="78769611" table:style-name="ce1">
            <text:p>78769611</text:p>
          </table:table-cell>
          <table:table-cell table:style-name="ce1"/>
          <table:table-cell office:value-type="string" table:style-name="ce1">
            <text:p>Brené Brown: Why Your Critics Aren’t The Ones Who Count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3-11-04T00:00:00" table:style-name="ce2">
            <text:p>11/4/2013</text:p>
          </table:table-cell>
          <table:table-cell office:value-type="string" table:style-name="ce1">
            <text:p>Joe Gebbia</text:p>
          </table:table-cell>
          <table:table-cell office:value-type="string" table:style-name="ce1">
            <text:p>vimeo</text:p>
          </table:table-cell>
          <table:table-cell office:value-type="float" office:value="77144446" table:style-name="ce1">
            <text:p>77144446</text:p>
          </table:table-cell>
          <table:table-cell table:style-name="ce1"/>
          <table:table-cell office:value-type="string" table:style-name="ce1">
            <text:p>Joe Gebbia: Executing Your Idea Starts With a Small Single Step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3-10-25T00:00:00" table:style-name="ce2">
            <text:p>10/25/2013</text:p>
          </table:table-cell>
          <table:table-cell office:value-type="string" table:style-name="ce1">
            <text:p>Joshua Davis</text:p>
          </table:table-cell>
          <table:table-cell office:value-type="string" table:style-name="ce1">
            <text:p>vimeo</text:p>
          </table:table-cell>
          <table:table-cell office:value-type="float" office:value="77785831" table:style-name="ce1">
            <text:p>77785831</text:p>
          </table:table-cell>
          <table:table-cell table:style-name="ce1"/>
          <table:table-cell office:value-type="string" table:style-name="ce1">
            <text:p>Joshua Davis: Never Let Success Get in the Way of Creativity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3-10-04T00:00:00" table:style-name="ce2">
            <text:p>10/4/2013</text:p>
          </table:table-cell>
          <table:table-cell office:value-type="string" table:style-name="ce1">
            <text:p>Leah Busque</text:p>
          </table:table-cell>
          <table:table-cell office:value-type="string" table:style-name="ce1">
            <text:p>vimeo</text:p>
          </table:table-cell>
          <table:table-cell office:value-type="float" office:value="75985557" table:style-name="ce1">
            <text:p>75985557</text:p>
          </table:table-cell>
          <table:table-cell table:style-name="ce1"/>
          <table:table-cell office:value-type="string" table:style-name="ce1">
            <text:p>Leah Busque: Have Big, Hairy, Audacious Goals And Take Baby Steps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3-08-09T00:00:00" table:style-name="ce2">
            <text:p>8/9/2013</text:p>
          </table:table-cell>
          <table:table-cell office:value-type="string" table:style-name="ce1">
            <text:p>Jane ni Dhulchaointigh</text:p>
          </table:table-cell>
          <table:table-cell office:value-type="string" table:style-name="ce1">
            <text:p>vimeo</text:p>
          </table:table-cell>
          <table:table-cell office:value-type="float" office:value="72040407" table:style-name="ce1">
            <text:p>72040407</text:p>
          </table:table-cell>
          <table:table-cell table:style-name="ce1"/>
          <table:table-cell office:value-type="string" table:style-name="ce1">
            <text:p>Jane ni Dhulchaointigh: The Magic Is in The Process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3-06-19T00:00:00" table:style-name="ce2">
            <text:p>6/19/2013</text:p>
          </table:table-cell>
          <table:table-cell office:value-type="string" table:style-name="ce1">
            <text:p>AJ Jacobs</text:p>
          </table:table-cell>
          <table:table-cell office:value-type="string" table:style-name="ce1">
            <text:p>vimeo</text:p>
          </table:table-cell>
          <table:table-cell office:value-type="float" office:value="68572000" table:style-name="ce1">
            <text:p>68572000</text:p>
          </table:table-cell>
          <table:table-cell table:style-name="ce1"/>
          <table:table-cell office:value-type="string" table:style-name="ce1">
            <text:p>AJ Jacobs: The Importance of Self-Delusion in the Creative Process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3-05-07T00:00:00" table:style-name="ce2">
            <text:p>5/7/2013</text:p>
          </table:table-cell>
          <table:table-cell office:value-type="string" table:style-name="ce1">
            <text:p>Sebastian Thrun</text:p>
          </table:table-cell>
          <table:table-cell office:value-type="string" table:style-name="ce1">
            <text:p>vimeo</text:p>
          </table:table-cell>
          <table:table-cell office:value-type="float" office:value="66259651" table:style-name="ce1">
            <text:p>66259651</text:p>
          </table:table-cell>
          <table:table-cell table:style-name="ce1"/>
          <table:table-cell office:value-type="string" table:style-name="ce1">
            <text:p>Sebastian Thrun on the Universal Law of Innovation: Build It, Break It, Improve It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3-02-28T00:00:00" table:style-name="ce2">
            <text:p>2/28/2013</text:p>
          </table:table-cell>
          <table:table-cell office:value-type="string" table:style-name="ce1">
            <text:p>Baratunde Thurston</text:p>
          </table:table-cell>
          <table:table-cell office:value-type="string" table:style-name="ce1">
            <text:p>vimeo</text:p>
          </table:table-cell>
          <table:table-cell office:value-type="float" office:value="60770545" table:style-name="ce1">
            <text:p>60770545</text:p>
          </table:table-cell>
          <table:table-cell table:style-name="ce1"/>
          <table:table-cell office:value-type="string" table:style-name="ce1">
            <text:p>Baratunde Thurston: Getting Things Done Is Inspiration + Sheer Willpower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3-01-24T00:00:00" table:style-name="ce2">
            <text:p>1/24/2013</text:p>
          </table:table-cell>
          <table:table-cell office:value-type="string" table:style-name="ce1">
            <text:p>Jad Abumrad</text:p>
          </table:table-cell>
          <table:table-cell office:value-type="string" table:style-name="ce1">
            <text:p>vimeo</text:p>
          </table:table-cell>
          <table:table-cell office:value-type="float" office:value="58119161" table:style-name="ce1">
            <text:p>58119161</text:p>
          </table:table-cell>
          <table:table-cell table:style-name="ce1"/>
          <table:table-cell office:value-type="string" table:style-name="ce1">
            <text:p>Jad Abumrad: Why “Gut Churn” Is an Essential Part of the Creative Process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3-01-03T00:00:00" table:style-name="ce2">
            <text:p>1/3/2013</text:p>
          </table:table-cell>
          <table:table-cell office:value-type="string" table:style-name="ce1">
            <text:p>Rilla Alexander</text:p>
          </table:table-cell>
          <table:table-cell office:value-type="string" table:style-name="ce1">
            <text:p>vimeo</text:p>
          </table:table-cell>
          <table:table-cell office:value-type="float" office:value="53424300" table:style-name="ce1">
            <text:p>53424300</text:p>
          </table:table-cell>
          <table:table-cell table:style-name="ce1"/>
          <table:table-cell office:value-type="string" table:style-name="ce1">
            <text:p>Rilla Alexander: Without the Doing, Dreaming Is Useless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2-12-19T00:00:00" table:style-name="ce2">
            <text:p>12/19/2012</text:p>
          </table:table-cell>
          <table:table-cell office:value-type="string" table:style-name="ce1">
            <text:p>Keith Yamashita</text:p>
          </table:table-cell>
          <table:table-cell office:value-type="string" table:style-name="ce1">
            <text:p>vimeo</text:p>
          </table:table-cell>
          <table:table-cell office:value-type="float" office:value="55814448" table:style-name="ce1">
            <text:p>55814448</text:p>
          </table:table-cell>
          <table:table-cell table:style-name="ce1"/>
          <table:table-cell office:value-type="string" table:style-name="ce1">
            <text:p>Keith Yamashita: The 3 Habits of Great Creative Teams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2-12-06T00:00:00" table:style-name="ce2">
            <text:p>12/6/2012</text:p>
          </table:table-cell>
          <table:table-cell office:value-type="string" table:style-name="ce1">
            <text:p>Alexis Ohanian</text:p>
          </table:table-cell>
          <table:table-cell office:value-type="string" table:style-name="ce1">
            <text:p>vimeo</text:p>
          </table:table-cell>
          <table:table-cell office:value-type="float" office:value="53424298" table:style-name="ce1">
            <text:p>53424298</text:p>
          </table:table-cell>
          <table:table-cell table:style-name="ce1"/>
          <table:table-cell office:value-type="string" table:style-name="ce1">
            <text:p>Alexis Ohanian: Give a Damn. Give Lots of Damns.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2-11-15T00:00:00" table:style-name="ce2">
            <text:p>11/15/2012</text:p>
          </table:table-cell>
          <table:table-cell office:value-type="string" table:style-name="ce1">
            <text:p>Alexis Madrigal</text:p>
          </table:table-cell>
          <table:table-cell office:value-type="string" table:style-name="ce1">
            <text:p>vimeo</text:p>
          </table:table-cell>
          <table:table-cell office:value-type="float" office:value="52256863" table:style-name="ce1">
            <text:p>52256863</text:p>
          </table:table-cell>
          <table:table-cell table:style-name="ce1"/>
          <table:table-cell office:value-type="string" table:style-name="ce1">
            <text:p>Alexis Madrigal: Why Startups Need To Solve Real Problems Again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2-10-25T00:00:00" table:style-name="ce2">
            <text:p>10/25/2012</text:p>
          </table:table-cell>
          <table:table-cell office:value-type="string" table:style-name="ce1">
            <text:p>Jonathan Adler</text:p>
          </table:table-cell>
          <table:table-cell office:value-type="string" table:style-name="ce1">
            <text:p>vimeo</text:p>
          </table:table-cell>
          <table:table-cell office:value-type="float" office:value="52118987" table:style-name="ce1">
            <text:p>52118987</text:p>
          </table:table-cell>
          <table:table-cell table:style-name="ce1"/>
          <table:table-cell office:value-type="string" table:style-name="ce1">
            <text:p>Jonathan Adler: Keep Other People’s Opinions Out Of Your Creative Process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2-10-04T00:00:00" table:style-name="ce2">
            <text:p>10/4/2012</text:p>
          </table:table-cell>
          <table:table-cell office:value-type="string" table:style-name="ce1">
            <text:p>Piya Sorcar</text:p>
          </table:table-cell>
          <table:table-cell office:value-type="string" table:style-name="ce1">
            <text:p>vimeo</text:p>
          </table:table-cell>
          <table:table-cell office:value-type="float" office:value="50617836" table:style-name="ce1">
            <text:p>50617836</text:p>
          </table:table-cell>
          <table:table-cell table:style-name="ce1"/>
          <table:table-cell office:value-type="string" table:style-name="ce1">
            <text:p>Piya Sorcar: Why You Should Obsess Over Quality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2-09-26T00:00:00" table:style-name="ce2">
            <text:p>9/26/2012</text:p>
          </table:table-cell>
          <table:table-cell office:value-type="string" table:style-name="ce1">
            <text:p>Neil Blumenthal|Jenn Hyman</text:p>
          </table:table-cell>
          <table:table-cell office:value-type="string" table:style-name="ce1">
            <text:p>vimeo</text:p>
          </table:table-cell>
          <table:table-cell office:value-type="float" office:value="50257809" table:style-name="ce1">
            <text:p>50257809</text:p>
          </table:table-cell>
          <table:table-cell table:style-name="ce1"/>
          <table:table-cell office:value-type="string" table:style-name="ce1">
            <text:p>Neil Blumenthal &amp; Jenn Hyman: Why Transparency &amp; Openness Wins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2-09-11T00:00:00" table:style-name="ce2">
            <text:p>9/11/2012</text:p>
          </table:table-cell>
          <table:table-cell office:value-type="string" table:style-name="ce1">
            <text:p>Teresa Amabile</text:p>
          </table:table-cell>
          <table:table-cell office:value-type="string" table:style-name="ce1">
            <text:p>vimeo</text:p>
          </table:table-cell>
          <table:table-cell office:value-type="float" office:value="49179452" table:style-name="ce1">
            <text:p>49179452</text:p>
          </table:table-cell>
          <table:table-cell table:style-name="ce1"/>
          <table:table-cell office:value-type="string" table:style-name="ce1">
            <text:p>Teresa Amabile: Track Your Small Wins to Motivate Big Accomplishments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2-09-03T00:00:00" table:style-name="ce2">
            <text:p>9/3/2012</text:p>
          </table:table-cell>
          <table:table-cell office:value-type="string" table:style-name="ce1">
            <text:p>Paula Scher</text:p>
          </table:table-cell>
          <table:table-cell office:value-type="string" table:style-name="ce1">
            <text:p>vimeo</text:p>
          </table:table-cell>
          <table:table-cell office:value-type="float" office:value="48694458" table:style-name="ce1">
            <text:p>48694458</text:p>
          </table:table-cell>
          <table:table-cell table:style-name="ce1"/>
          <table:table-cell office:value-type="string" table:style-name="ce1">
            <text:p>Paula Scher: Do What You’ve Never Done Before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2-08-17T00:00:00" table:style-name="ce2">
            <text:p>8/17/2012</text:p>
          </table:table-cell>
          <table:table-cell office:value-type="string" table:style-name="ce1">
            <text:p>Jason Goldberg</text:p>
          </table:table-cell>
          <table:table-cell office:value-type="string" table:style-name="ce1">
            <text:p>vimeo</text:p>
          </table:table-cell>
          <table:table-cell office:value-type="float" office:value="47688758" table:style-name="ce1">
            <text:p>47688758</text:p>
          </table:table-cell>
          <table:table-cell table:style-name="ce1"/>
          <table:table-cell office:value-type="string" table:style-name="ce1">
            <text:p>Jason Goldberg: You Can’t Iterate Yourself To A Business Model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2-07-22T00:00:00" table:style-name="ce2">
            <text:p>7/22/2012</text:p>
          </table:table-cell>
          <table:table-cell office:value-type="string" table:style-name="ce1">
            <text:p>James Victore</text:p>
          </table:table-cell>
          <table:table-cell office:value-type="string" table:style-name="ce1">
            <text:p>vimeo</text:p>
          </table:table-cell>
          <table:table-cell office:value-type="float" office:value="46112891" table:style-name="ce1">
            <text:p>46112891</text:p>
          </table:table-cell>
          <table:table-cell table:style-name="ce1"/>
          <table:table-cell office:value-type="string" table:style-name="ce1">
            <text:p>James Victore: Your Work Is A Gift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2-06-06T00:00:00" table:style-name="ce2">
            <text:p>6/6/2012</text:p>
          </table:table-cell>
          <table:table-cell office:value-type="string" table:style-name="ce1">
            <text:p>Tony Fadell</text:p>
          </table:table-cell>
          <table:table-cell office:value-type="string" table:style-name="ce1">
            <text:p>vimeo</text:p>
          </table:table-cell>
          <table:table-cell office:value-type="float" office:value="43497548" table:style-name="ce1">
            <text:p>43497548</text:p>
          </table:table-cell>
          <table:table-cell table:style-name="ce1"/>
          <table:table-cell office:value-type="string" table:style-name="ce1">
            <text:p>Tony Fadell: On Setting Constraints, Ignoring Experts &amp; Embracing Self-Doubt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1-12-26T00:00:00" table:style-name="ce2">
            <text:p>12/26/2011</text:p>
          </table:table-cell>
          <table:table-cell office:value-type="string" table:style-name="ce1">
            <text:p>Yves Béhar</text:p>
          </table:table-cell>
          <table:table-cell office:value-type="string" table:style-name="ce1">
            <text:p>vimeo</text:p>
          </table:table-cell>
          <table:table-cell office:value-type="float" office:value="34047962" table:style-name="ce1">
            <text:p>34047962</text:p>
          </table:table-cell>
          <table:table-cell table:style-name="ce1"/>
          <table:table-cell office:value-type="string" table:style-name="ce1">
            <text:p>Yves Béhar : Why Designers Should Be In Love With The Process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1-12-02T00:00:00" table:style-name="ce2">
            <text:p>12/2/2011</text:p>
          </table:table-cell>
          <table:table-cell office:value-type="string" table:style-name="ce1">
            <text:p>Tony Schwartz</text:p>
          </table:table-cell>
          <table:table-cell office:value-type="string" table:style-name="ce1">
            <text:p>vimeo</text:p>
          </table:table-cell>
          <table:table-cell office:value-type="float" office:value="33018637" table:style-name="ce1">
            <text:p>33018637</text:p>
          </table:table-cell>
          <table:table-cell table:style-name="ce1"/>
          <table:table-cell office:value-type="string" table:style-name="ce1">
            <text:p>Tony Schwartz: The Myths of the Overworked Creative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1-11-10T00:00:00" table:style-name="ce2">
            <text:p>11/10/2011</text:p>
          </table:table-cell>
          <table:table-cell office:value-type="string" table:style-name="ce1">
            <text:p>Patrician McCarthy</text:p>
          </table:table-cell>
          <table:table-cell office:value-type="string" table:style-name="ce1">
            <text:p>vimeo</text:p>
          </table:table-cell>
          <table:table-cell office:value-type="float" office:value="31914858" table:style-name="ce1">
            <text:p>31914858</text:p>
          </table:table-cell>
          <table:table-cell table:style-name="ce1"/>
          <table:table-cell office:value-type="string" table:style-name="ce1">
            <text:p>Patrician McCarthy: What’s Your Innate Gift?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1-10-16T00:00:00" table:style-name="ce2">
            <text:p>10/16/2011</text:p>
          </table:table-cell>
          <table:table-cell office:value-type="string" table:style-name="ce1">
            <text:p>Aaron Dignan</text:p>
          </table:table-cell>
          <table:table-cell office:value-type="string" table:style-name="ce1">
            <text:p>vimeo</text:p>
          </table:table-cell>
          <table:table-cell office:value-type="float" office:value="30566074" table:style-name="ce1">
            <text:p>30566074</text:p>
          </table:table-cell>
          <table:table-cell table:style-name="ce1"/>
          <table:table-cell office:value-type="string" table:style-name="ce1">
            <text:p>Aaron Dignan: How to Use Games to Excel at Life and Work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1-09-27T00:00:00" table:style-name="ce2">
            <text:p>9/27/2011</text:p>
          </table:table-cell>
          <table:table-cell office:value-type="string" table:style-name="ce1">
            <text:p>Beth Comstock</text:p>
          </table:table-cell>
          <table:table-cell office:value-type="string" table:style-name="ce1">
            <text:p>vimeo</text:p>
          </table:table-cell>
          <table:table-cell office:value-type="float" office:value="28946565" table:style-name="ce1">
            <text:p>28946565</text:p>
          </table:table-cell>
          <table:table-cell table:style-name="ce1"/>
          <table:table-cell office:value-type="string" table:style-name="ce1">
            <text:p>Beth Comstock: Make Heroes Out of the Failures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1-09-11T00:00:00" table:style-name="ce2">
            <text:p>9/11/2011</text:p>
          </table:table-cell>
          <table:table-cell office:value-type="string" table:style-name="ce1">
            <text:p>Linda Rottenberg</text:p>
          </table:table-cell>
          <table:table-cell office:value-type="string" table:style-name="ce1">
            <text:p>vimeo</text:p>
          </table:table-cell>
          <table:table-cell office:value-type="float" office:value="28378837" table:style-name="ce1">
            <text:p>28378837</text:p>
          </table:table-cell>
          <table:table-cell table:style-name="ce1"/>
          <table:table-cell office:value-type="string" table:style-name="ce1">
            <text:p>Linda Rottenberg: For Entrepreneurs, “Crazy” Is A Compliment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1-08-22T00:00:00" table:style-name="ce2">
            <text:p>8/22/2011</text:p>
          </table:table-cell>
          <table:table-cell office:value-type="string" table:style-name="ce1">
            <text:p>Andrew Zuckerman</text:p>
          </table:table-cell>
          <table:table-cell office:value-type="string" table:style-name="ce1">
            <text:p>vimeo</text:p>
          </table:table-cell>
          <table:table-cell office:value-type="float" office:value="27928639" table:style-name="ce1">
            <text:p>27928639</text:p>
          </table:table-cell>
          <table:table-cell table:style-name="ce1"/>
          <table:table-cell office:value-type="string" table:style-name="ce1">
            <text:p>Andrew Zuckerman: On Curiosity, Rigor, and Learning As You Go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1-08-12T00:00:00" table:style-name="ce2">
            <text:p>8/12/2011</text:p>
          </table:table-cell>
          <table:table-cell office:value-type="string" table:style-name="ce1">
            <text:p>Starlee Kine</text:p>
          </table:table-cell>
          <table:table-cell office:value-type="string" table:style-name="ce1">
            <text:p>vimeo</text:p>
          </table:table-cell>
          <table:table-cell office:value-type="float" office:value="27635756" table:style-name="ce1">
            <text:p>27635756</text:p>
          </table:table-cell>
          <table:table-cell table:style-name="ce1"/>
          <table:table-cell office:value-type="string" table:style-name="ce1">
            <text:p>Starlee Kine: Fear, Heartbreak, and Making It Happen Against All Odds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1-07-31T00:00:00" table:style-name="ce2">
            <text:p>7/31/2011</text:p>
          </table:table-cell>
          <table:table-cell office:value-type="string" table:style-name="ce1">
            <text:p>Joshua Foer</text:p>
          </table:table-cell>
          <table:table-cell office:value-type="string" table:style-name="ce1">
            <text:p>vimeo</text:p>
          </table:table-cell>
          <table:table-cell office:value-type="float" office:value="27067169" table:style-name="ce1">
            <text:p>27067169</text:p>
          </table:table-cell>
          <table:table-cell table:style-name="ce1"/>
          <table:table-cell office:value-type="string" table:style-name="ce1">
            <text:p>Joshua Foer: Step Outside Your Comfort Zone and Study Yourself Failing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1-07-24T00:00:00" table:style-name="ce2">
            <text:p>7/24/2011</text:p>
          </table:table-cell>
          <table:table-cell office:value-type="string" table:style-name="ce1">
            <text:p>Simon Sinek</text:p>
          </table:table-cell>
          <table:table-cell office:value-type="string" table:style-name="ce1">
            <text:p>vimeo</text:p>
          </table:table-cell>
          <table:table-cell office:value-type="float" office:value="26774102" table:style-name="ce1">
            <text:p>26774102</text:p>
          </table:table-cell>
          <table:table-cell table:style-name="ce1"/>
          <table:table-cell office:value-type="string" table:style-name="ce1">
            <text:p>Simon Sinek: If You Don’t Understand People, You Don’t Understand Business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1-06-26T00:00:00" table:style-name="ce2">
            <text:p>6/26/2011</text:p>
          </table:table-cell>
          <table:table-cell office:value-type="string" table:style-name="ce1">
            <text:p>Jared Cohen</text:p>
          </table:table-cell>
          <table:table-cell office:value-type="string" table:style-name="ce1">
            <text:p>vimeo</text:p>
          </table:table-cell>
          <table:table-cell office:value-type="float" office:value="25313182" table:style-name="ce1">
            <text:p>25313182</text:p>
          </table:table-cell>
          <table:table-cell table:style-name="ce1"/>
          <table:table-cell office:value-type="string" table:style-name="ce1">
            <text:p>Don't Pursue Ideas With Obvious Conclusions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1-05-19T00:00:00" table:style-name="ce2">
            <text:p>5/19/2011</text:p>
          </table:table-cell>
          <table:table-cell table:style-name="ce1"/>
          <table:table-cell office:value-type="string" table:style-name="ce1">
            <text:p>vimeo</text:p>
          </table:table-cell>
          <table:table-cell office:value-type="float" office:value="23965123" table:style-name="ce1">
            <text:p>23965123</text:p>
          </table:table-cell>
          <table:table-cell table:style-name="ce1"/>
          <table:table-cell office:value-type="string" table:style-name="ce1">
            <text:p>The 99U Experience: Insights On Putting Your Ideas Into Action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0-12-16T00:00:00" table:style-name="ce2">
            <text:p>12/16/2010</text:p>
          </table:table-cell>
          <table:table-cell office:value-type="string" table:style-name="ce1">
            <text:p>Martin Ping</text:p>
          </table:table-cell>
          <table:table-cell office:value-type="string" table:style-name="ce1">
            <text:p>vimeo</text:p>
          </table:table-cell>
          <table:table-cell office:value-type="float" office:value="17900282" table:style-name="ce1">
            <text:p>17900282</text:p>
          </table:table-cell>
          <table:table-cell table:style-name="ce1"/>
          <table:table-cell office:value-type="string" table:style-name="ce1">
            <text:p>Martin Ping: Transforming Society Begins With Transforming Yourself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0-11-18T00:00:00" table:style-name="ce2">
            <text:p>11/18/2010</text:p>
          </table:table-cell>
          <table:table-cell office:value-type="string" table:style-name="ce1">
            <text:p>Antenna Design</text:p>
          </table:table-cell>
          <table:table-cell office:value-type="string" table:style-name="ce1">
            <text:p>vimeo</text:p>
          </table:table-cell>
          <table:table-cell office:value-type="float" office:value="16979026" table:style-name="ce1">
            <text:p>16979026</text:p>
          </table:table-cell>
          <table:table-cell table:style-name="ce1"/>
          <table:table-cell office:value-type="string" table:style-name="ce1">
            <text:p>Antenna Design: Why Two Minds Think Faster Than One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0-11-03T00:00:00" table:style-name="ce2">
            <text:p>11/3/2010</text:p>
          </table:table-cell>
          <table:table-cell office:value-type="string" table:style-name="ce1">
            <text:p>Stefan Sagmeister</text:p>
          </table:table-cell>
          <table:table-cell office:value-type="string" table:style-name="ce1">
            <text:p>vimeo</text:p>
          </table:table-cell>
          <table:table-cell office:value-type="float" office:value="16480283" table:style-name="ce1">
            <text:p>16480283</text:p>
          </table:table-cell>
          <table:table-cell table:style-name="ce1"/>
          <table:table-cell office:value-type="string" table:style-name="ce1">
            <text:p>Stefan Sagmeister: Don’t Take Creativity For Granted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0-10-11T00:00:00" table:style-name="ce2">
            <text:p>10/11/2010</text:p>
          </table:table-cell>
          <table:table-cell office:value-type="string" table:style-name="ce1">
            <text:p>John Maeda</text:p>
          </table:table-cell>
          <table:table-cell office:value-type="string" table:style-name="ce1">
            <text:p>vimeo</text:p>
          </table:table-cell>
          <table:table-cell office:value-type="float" office:value="15673277" table:style-name="ce1">
            <text:p>15673277</text:p>
          </table:table-cell>
          <table:table-cell table:style-name="ce1"/>
          <table:table-cell office:value-type="string" table:style-name="ce1">
            <text:p>John Maeda: Looking for Superman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0-09-09T00:00:00" table:style-name="ce2">
            <text:p>9/9/2010</text:p>
          </table:table-cell>
          <table:table-cell office:value-type="string" table:style-name="ce1">
            <text:p>Jay O’Callahan</text:p>
          </table:table-cell>
          <table:table-cell office:value-type="string" table:style-name="ce1">
            <text:p>vimeo</text:p>
          </table:table-cell>
          <table:table-cell office:value-type="float" office:value="14806071" table:style-name="ce1">
            <text:p>14806071</text:p>
          </table:table-cell>
          <table:table-cell table:style-name="ce1"/>
          <table:table-cell office:value-type="string" table:style-name="ce1">
            <text:p>Jay O’Callahan: The Power of Storytelling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0-08-23T00:00:00" table:style-name="ce2">
            <text:p>8/23/2010</text:p>
          </table:table-cell>
          <table:table-cell office:value-type="string" table:style-name="ce1">
            <text:p>Frans Johansson</text:p>
          </table:table-cell>
          <table:table-cell office:value-type="string" table:style-name="ce1">
            <text:p>vimeo</text:p>
          </table:table-cell>
          <table:table-cell office:value-type="float" office:value="14358662" table:style-name="ce1">
            <text:p>14358662</text:p>
          </table:table-cell>
          <table:table-cell table:style-name="ce1"/>
          <table:table-cell office:value-type="string" table:style-name="ce1">
            <text:p>Frans Johansson: The Secret Truth About Executing Great Ideas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0-08-05T00:00:00" table:style-name="ce2">
            <text:p>8/5/2010</text:p>
          </table:table-cell>
          <table:table-cell office:value-type="string" table:style-name="ce1">
            <text:p>Scott Belsky</text:p>
          </table:table-cell>
          <table:table-cell office:value-type="string" table:style-name="ce1">
            <text:p>vimeo</text:p>
          </table:table-cell>
          <table:table-cell office:value-type="float" office:value="13399691" table:style-name="ce1">
            <text:p>13399691</text:p>
          </table:table-cell>
          <table:table-cell table:style-name="ce1"/>
          <table:table-cell office:value-type="string" table:style-name="ce1">
            <text:p>Scott Belsky: How To Avoid The Idea Generation Trap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0-07-28T00:00:00" table:style-name="ce2">
            <text:p>7/28/2010</text:p>
          </table:table-cell>
          <table:table-cell table:style-name="ce1"/>
          <table:table-cell office:value-type="string" table:style-name="ce1">
            <text:p>vimeo</text:p>
          </table:table-cell>
          <table:table-cell office:value-type="float" office:value="13432412" table:style-name="ce1">
            <text:p>13432412</text:p>
          </table:table-cell>
          <table:table-cell table:style-name="ce1"/>
          <table:table-cell office:value-type="string" table:style-name="ce1">
            <text:p>If I Knew Then What I Know Now: Advice for Young Creatives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0-07-26T00:00:00" table:style-name="ce2">
            <text:p>7/26/2010</text:p>
          </table:table-cell>
          <table:table-cell office:value-type="string" table:style-name="ce1">
            <text:p>Jack Dorsey|Stefan Sagmeister|John Maeda|Fred Wilson</text:p>
          </table:table-cell>
          <table:table-cell office:value-type="string" table:style-name="ce1">
            <text:p>vimeo</text:p>
          </table:table-cell>
          <table:table-cell office:value-type="float" office:value="13644378" table:style-name="ce1">
            <text:p>13644378</text:p>
          </table:table-cell>
          <table:table-cell table:style-name="ce1"/>
          <table:table-cell office:value-type="string" table:style-name="ce1">
            <text:p>2010 99U Conference: Stop Dreaming &amp; Start Doing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0-07-12T00:00:00" table:style-name="ce2">
            <text:p>7/12/2010</text:p>
          </table:table-cell>
          <table:table-cell office:value-type="string" table:style-name="ce1">
            <text:p>Leslie Koch</text:p>
          </table:table-cell>
          <table:table-cell office:value-type="string" table:style-name="ce1">
            <text:p>vimeo</text:p>
          </table:table-cell>
          <table:table-cell office:value-type="float" office:value="13258666" table:style-name="ce1">
            <text:p>13258666</text:p>
          </table:table-cell>
          <table:table-cell table:style-name="ce1"/>
          <table:table-cell office:value-type="string" table:style-name="ce1">
            <text:p>Leslie Koch: Think Big and Act Small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0-06-17T00:00:00" table:style-name="ce2">
            <text:p>6/17/2010</text:p>
          </table:table-cell>
          <table:table-cell office:value-type="string" table:style-name="ce1">
            <text:p>Fred Wilson</text:p>
          </table:table-cell>
          <table:table-cell office:value-type="string" table:style-name="ce1">
            <text:p>vimeo</text:p>
          </table:table-cell>
          <table:table-cell office:value-type="float" office:value="12643907" table:style-name="ce1">
            <text:p>12643907</text:p>
          </table:table-cell>
          <table:table-cell table:style-name="ce1"/>
          <table:table-cell office:value-type="string" table:style-name="ce1">
            <text:p>Fred Wilson: 10 Ways to Be Your Own Boss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0-05-31T00:00:00" table:style-name="ce2">
            <text:p>5/31/2010</text:p>
          </table:table-cell>
          <table:table-cell office:value-type="string" table:style-name="ce1">
            <text:p>Jack Dorsey</text:p>
          </table:table-cell>
          <table:table-cell office:value-type="string" table:style-name="ce1">
            <text:p>vimeo</text:p>
          </table:table-cell>
          <table:table-cell office:value-type="float" office:value="11712774" table:style-name="ce1">
            <text:p>11712774</text:p>
          </table:table-cell>
          <table:table-cell table:style-name="ce1"/>
          <table:table-cell office:value-type="string" table:style-name="ce1">
            <text:p>Jack Dorsey: The 3 Keys to Twitter’s Success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0-05-24T00:00:00" table:style-name="ce2">
            <text:p>5/24/2010</text:p>
          </table:table-cell>
          <table:table-cell office:value-type="string" table:style-name="ce1">
            <text:p>Eve Blossom</text:p>
          </table:table-cell>
          <table:table-cell office:value-type="string" table:style-name="ce1">
            <text:p>vimeo</text:p>
          </table:table-cell>
          <table:table-cell office:value-type="float" office:value="11982999" table:style-name="ce1">
            <text:p>11982999</text:p>
          </table:table-cell>
          <table:table-cell table:style-name="ce1"/>
          <table:table-cell office:value-type="string" table:style-name="ce1">
            <text:p>Eve Blossom: Create Containers for Collaboration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0-04-24T00:00:00" table:style-name="ce2">
            <text:p>4/24/2010</text:p>
          </table:table-cell>
          <table:table-cell office:value-type="string" table:style-name="ce1">
            <text:p>Scott Belsky</text:p>
          </table:table-cell>
          <table:table-cell office:value-type="string" table:style-name="ce1">
            <text:p>vimeo</text:p>
          </table:table-cell>
          <table:table-cell office:value-type="float" office:value="19138421" table:style-name="ce1">
            <text:p>19138421</text:p>
          </table:table-cell>
          <table:table-cell table:style-name="ce1"/>
          <table:table-cell office:value-type="string" table:style-name="ce1">
            <text:p>Scott Belsky: Is It Urgent, Or Is It Important?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0-03-25T00:00:00" table:style-name="ce2">
            <text:p>3/25/2010</text:p>
          </table:table-cell>
          <table:table-cell office:value-type="string" table:style-name="ce1">
            <text:p>Jill Greenberg</text:p>
          </table:table-cell>
          <table:table-cell office:value-type="string" table:style-name="ce1">
            <text:p>vimeo</text:p>
          </table:table-cell>
          <table:table-cell office:value-type="float" office:value="10437697" table:style-name="ce1">
            <text:p>10437697</text:p>
          </table:table-cell>
          <table:table-cell table:style-name="ce1"/>
          <table:table-cell office:value-type="string" table:style-name="ce1">
            <text:p>Jill Greenberg: How Much Should You Push the Envelope?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0-02-11T00:00:00" table:style-name="ce2">
            <text:p>2/11/2010</text:p>
          </table:table-cell>
          <table:table-cell office:value-type="string" table:style-name="ce1">
            <text:p>Jeffrey Kalmikoff|Jake Nickell</text:p>
          </table:table-cell>
          <table:table-cell office:value-type="string" table:style-name="ce1">
            <text:p>vimeo</text:p>
          </table:table-cell>
          <table:table-cell office:value-type="float" office:value="9367822" table:style-name="ce1">
            <text:p>9367822</text:p>
          </table:table-cell>
          <table:table-cell table:style-name="ce1"/>
          <table:table-cell office:value-type="string" table:style-name="ce1">
            <text:p>Threadless: The Do-First Work Ethic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0-01-11T00:00:00" table:style-name="ce2">
            <text:p>1/11/2010</text:p>
          </table:table-cell>
          <table:table-cell office:value-type="string" table:style-name="ce1">
            <text:p>Ji Lee</text:p>
          </table:table-cell>
          <table:table-cell office:value-type="string" table:style-name="ce1">
            <text:p>vimeo</text:p>
          </table:table-cell>
          <table:table-cell office:value-type="float" office:value="8596045" table:style-name="ce1">
            <text:p>8596045</text:p>
          </table:table-cell>
          <table:table-cell table:style-name="ce1"/>
          <table:table-cell office:value-type="string" table:style-name="ce1">
            <text:p>Ji Lee: The Transformative Power of Personal Projects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09-12-28T00:00:00" table:style-name="ce2">
            <text:p>12/28/2009</text:p>
          </table:table-cell>
          <table:table-cell office:value-type="string" table:style-name="ce1">
            <text:p>Scott Belsky</text:p>
          </table:table-cell>
          <table:table-cell office:value-type="string" table:style-name="ce1">
            <text:p>vimeo</text:p>
          </table:table-cell>
          <table:table-cell office:value-type="float" office:value="8422213" table:style-name="ce1">
            <text:p>8422213</text:p>
          </table:table-cell>
          <table:table-cell table:style-name="ce1"/>
          <table:table-cell office:value-type="string" table:style-name="ce1">
            <text:p>Scott Belsky: Don’t Let Your Genius Go Unnoticed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09-11-22T00:00:00" table:style-name="ce2">
            <text:p>11/22/2009</text:p>
          </table:table-cell>
          <table:table-cell office:value-type="string" table:style-name="ce1">
            <text:p>Jason Randal</text:p>
          </table:table-cell>
          <table:table-cell office:value-type="string" table:style-name="ce1">
            <text:p>vimeo</text:p>
          </table:table-cell>
          <table:table-cell office:value-type="float" office:value="7763712" table:style-name="ce1">
            <text:p>7763712</text:p>
          </table:table-cell>
          <table:table-cell table:style-name="ce1"/>
          <table:table-cell office:value-type="string" table:style-name="ce1">
            <text:p>Jason Randal: Learn How to “Stretch” Your Memory &amp; Focus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09-10-26T00:00:00" table:style-name="ce2">
            <text:p>10/26/2009</text:p>
          </table:table-cell>
          <table:table-cell office:value-type="string" table:style-name="ce1">
            <text:p>Michael Bierut</text:p>
          </table:table-cell>
          <table:table-cell office:value-type="string" table:style-name="ce1">
            <text:p>vimeo</text:p>
          </table:table-cell>
          <table:table-cell office:value-type="float" office:value="7252845" table:style-name="ce1">
            <text:p>7252845</text:p>
          </table:table-cell>
          <table:table-cell table:style-name="ce1"/>
          <table:table-cell office:value-type="string" table:style-name="ce1">
            <text:p>Michael Bierut: 5 Secrets from 86 Notebooks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09-09-08T00:00:00" table:style-name="ce2">
            <text:p>9/8/2009</text:p>
          </table:table-cell>
          <table:table-cell office:value-type="string" table:style-name="ce1">
            <text:p>Robert Hammond</text:p>
          </table:table-cell>
          <table:table-cell office:value-type="string" table:style-name="ce1">
            <text:p>vimeo</text:p>
          </table:table-cell>
          <table:table-cell office:value-type="float" office:value="6486838" table:style-name="ce1">
            <text:p>6486838</text:p>
          </table:table-cell>
          <table:table-cell table:style-name="ce1"/>
          <table:table-cell office:value-type="string" table:style-name="ce1">
            <text:p>Robert Hammond: Building the High Line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09-07-30T00:00:00" table:style-name="ce2">
            <text:p>7/30/2009</text:p>
          </table:table-cell>
          <table:table-cell office:value-type="string" table:style-name="ce1">
            <text:p>Scott Belsky</text:p>
          </table:table-cell>
          <table:table-cell office:value-type="string" table:style-name="ce1">
            <text:p>vimeo</text:p>
          </table:table-cell>
          <table:table-cell office:value-type="float" office:value="6797456" table:style-name="ce1">
            <text:p>6797456</text:p>
          </table:table-cell>
          <table:table-cell table:style-name="ce1"/>
          <table:table-cell office:value-type="string" table:style-name="ce1">
            <text:p>Scott Belsky: Creativity x Organization = Impact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09-07-01T00:00:00" table:style-name="ce2">
            <text:p>7/1/2009</text:p>
          </table:table-cell>
          <table:table-cell office:value-type="string" table:style-name="ce1">
            <text:p>Scott Thomas</text:p>
          </table:table-cell>
          <table:table-cell office:value-type="string" table:style-name="ce1">
            <text:p>vimeo</text:p>
          </table:table-cell>
          <table:table-cell office:value-type="float" office:value="5943199" table:style-name="ce1">
            <text:p>5943199</text:p>
          </table:table-cell>
          <table:table-cell table:style-name="ce1"/>
          <table:table-cell office:value-type="string" table:style-name="ce1">
            <text:p>Scott Thomas: Designing the Obama Campaign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09-06-01T00:00:00" table:style-name="ce2">
            <text:p>6/1/2009</text:p>
          </table:table-cell>
          <table:table-cell office:value-type="string" table:style-name="ce1">
            <text:p>Seth Godin</text:p>
          </table:table-cell>
          <table:table-cell office:value-type="string" table:style-name="ce1">
            <text:p>vimeo</text:p>
          </table:table-cell>
          <table:table-cell office:value-type="float" office:value="5895898" table:style-name="ce1">
            <text:p>5895898</text:p>
          </table:table-cell>
          <table:table-cell table:style-name="ce1"/>
          <table:table-cell office:value-type="string" table:style-name="ce1">
            <text:p>Seth Godin: Quieting the Lizard Brain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09-05-01T00:00:00" table:style-name="ce2">
            <text:p>5/1/2009</text:p>
          </table:table-cell>
          <table:table-cell office:value-type="string" table:style-name="ce1">
            <text:p>Cheryl Dorsey</text:p>
          </table:table-cell>
          <table:table-cell office:value-type="string" table:style-name="ce1">
            <text:p>vimeo</text:p>
          </table:table-cell>
          <table:table-cell office:value-type="float" office:value="5894770" table:style-name="ce1">
            <text:p>5894770</text:p>
          </table:table-cell>
          <table:table-cell table:style-name="ce1"/>
          <table:table-cell office:value-type="string" table:style-name="ce1">
            <text:p>Cheryl Dorsey: Social Entrepreneurial Intelligence - 99u</text:p>
          </table:table-cell>
          <table:table-cell table:number-columns-repeated="16377"/>
        </table:table-row>
        <table:table-row table:number-rows-repeated="104847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ustinw</meta:initial-creator>
    <dc:creator>justinw</dc:creator>
    <meta:creation-date>2015-10-23T19:04:38Z</meta:creation-date>
    <dc:date>2015-11-30T22:25:29Z</dc:date>
  </office:meta>
</office:document-meta>
</file>